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.233cm" style:rel-column-width="4752*"/>
    </style:style>
    <style:style style:name="Tabla1.B" style:family="table-column">
      <style:table-column-properties style:column-width="4.431cm" style:rel-column-width="17080*"/>
    </style:style>
    <style:style style:name="Tabla1.C" style:family="table-column">
      <style:table-column-properties style:column-width="0.041cm" style:rel-column-width="156*"/>
    </style:style>
    <style:style style:name="Tabla1.D" style:family="table-column">
      <style:table-column-properties style:column-width="5.629cm" style:rel-column-width="21697*"/>
    </style:style>
    <style:style style:name="Tabla1.E" style:family="table-column">
      <style:table-column-properties style:column-width="0.055cm" style:rel-column-width="210*"/>
    </style:style>
    <style:style style:name="Tabla1.F" style:family="table-column">
      <style:table-column-properties style:column-width="5.613cm" style:rel-column-width="21640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4" style:family="table-row">
      <style:table-row-properties style:min-row-height="1.007cm"/>
    </style:style>
    <style:style style:name="Tabla1.7" style:family="table-row">
      <style:table-row-properties style:min-row-height="2cm"/>
    </style:style>
    <style:style style:name="Tabla1.34" style:family="table-row">
      <style:table-row-properties style:row-height="0.889cm"/>
    </style:style>
    <style:style style:name="Tabla1.35" style:family="table-row">
      <style:table-row-properties style:row-height="2cm"/>
    </style:style>
    <style:style style:name="Tabla1.43" style:family="table-row">
      <style:table-row-properties style:row-height="2.861cm"/>
    </style:style>
    <style:style style:name="Tabla1.82" style:family="table-row">
      <style:table-row-properties style:min-row-height="0.141cm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c0c0c0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table:number-columns-spanned="6" office:value-type="string">
              <text:h text:style-name="Heading_20_1" text:outline-level="1">Batería de test para motores gráficos</text:h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1.A2" table:number-columns-spanned="6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Heading"/>
          </table:table-cell>
          <table:covered-table-cell/>
          <table:table-cell table:style-name="Tabla1.A3" table:number-columns-spanned="2" office:value-type="string">
            <text:p text:style-name="Table_20_Heading"/>
          </table:table-cell>
          <table:covered-table-cell/>
          <table:table-cell table:style-name="Tabla1.A2" table:number-columns-spanned="2" office:value-type="string">
            <text:p text:style-name="Table_20_Heading">Observaciones</text:p>
          </table:table-cell>
          <table:covered-table-cell/>
        </table:table-row>
        <table:table-row table:style-name="Tabla1.4">
          <table:table-cell table:style-name="Tabla1.A3" table:number-columns-spanned="2" office:value-type="string">
            <text:p text:style-name="Table_20_Contents">Nombre del Motor</text:p>
          </table:table-cell>
          <table:covered-table-cell/>
          <table:table-cell table:style-name="Tabla1.A3" table:number-columns-spanned="2" office:value-type="string">
            <text:p text:style-name="Table_20_Contents">- SecondLife Linux Client</text:p>
            <text:p text:style-name="Table_20_Contents">- OpenSim (Server)</text:p>
          </table:table-cell>
          <table:covered-table-cell/>
          <table:table-cell table:style-name="Tabla1.A2" table:number-columns-spanned="2" office:value-type="string">
            <text:p text:style-name="Table_20_Contents">- Cliente de Second Life adaptado a Linux</text:p>
            <text:p text:style-name="Table_20_Contents">- Servidor Open Source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Tipo (isométrico / 3D)</text:p>
          </table:table-cell>
          <table:covered-table-cell/>
          <table:table-cell table:style-name="Tabla1.A3" table:number-columns-spanned="2" office:value-type="string">
            <text:p text:style-name="Table_20_Contents">3D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Cliente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Requisitos mínimos</text:p>
          </table:table-cell>
          <table:table-cell table:style-name="Tabla1.A3" table:number-columns-spanned="2" office:value-type="string">
            <text:p text:style-name="Table_20_Contents">-&gt; Procesador: 800 Mhz</text:p>
            <text:p text:style-name="Table_20_Contents">-&gt; RAM: 256 MB</text:p>
            <text:p text:style-name="Table_20_Contents">-&gt; Vídeo: nVidia GeForce 2, GeForce 4mx, ATI Radeon 8500, 9250 MB</text:p>
            <text:p text:style-name="Table_20_Contents">-&gt; Conexión a Internet de banda ancha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Necesita la instalación de librerías adicionales o configuración específica?</text:p>
          </table:table-cell>
          <table:table-cell table:style-name="Tabla1.A3" table:number-columns-spanned="2" office:value-type="string">
            <text:p text:style-name="Table_20_Contents">N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Servidor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Requisitos mínimos</text:p>
          </table:table-cell>
          <table:table-cell table:style-name="Tabla1.A3" table:number-columns-spanned="2" office:value-type="string">
            <text:p text:style-name="Table_20_Contents">No especificados.</text:p>
          </table:table-cell>
          <table:covered-table-cell/>
          <table:table-cell table:style-name="Tabla1.A2" table:number-columns-spanned="2" office:value-type="string">
            <text:p text:style-name="Table_20_Contents">-&gt; Mono &gt;= 1.2.3.1</text:p>
            <text:p text:style-name="Table_20_Contents">-&gt; Nant &gt;= 0.85</text:p>
            <text:p text:style-name="Table_20_Contents">-&gt; sqlite3</text:p>
            <text:p text:style-name="Table_20_Contents">-&gt; Servidor MySQL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Pruebas de carga del servidor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Máximo número de usuario conectados</text:p>
          </table:table-cell>
          <table:table-cell table:style-name="Tabla1.A3" table:number-columns-spanned="2" office:value-type="string">
            <text:p text:style-name="Table_20_Contents">No limitad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Máximo número de objetos por estancia</text:p>
          </table:table-cell>
          <table:table-cell table:style-name="Tabla1.A3" table:number-columns-spanned="2" office:value-type="string">
            <text:p text:style-name="Table_20_Contents">No limitad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Máximo número de habitaciones por mundo</text:p>
          </table:table-cell>
          <table:table-cell table:style-name="Tabla1.A3" table:number-columns-spanned="2" office:value-type="string">
            <text:p text:style-name="Table_20_Contents">No limitad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Máximo número de mundos simultáneos</text:p>
          </table:table-cell>
          <table:table-cell table:style-name="Tabla1.A3" table:number-columns-spanned="2" office:value-type="string">
            <text:p text:style-name="Table_20_Contents">No limitad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Gráfico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Animación personajes (huesos o keyframes)</text:p>
          </table:table-cell>
          <table:table-cell table:style-name="Tabla1.A3" table:number-columns-spanned="2" office:value-type="string">
            <text:p text:style-name="Table_20_Contents">Huesos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Física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osee detección de colisiones?</text:p>
          </table:table-cell>
          <table:table-cell table:style-name="Tabla1.A3" table:number-columns-spanned="2" office:value-type="string">
            <text:p text:style-name="Table_20_Contents">Si, 4 motores disponibles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osee sistema de partículas?</text:p>
          </table:table-cell>
          <table:table-cell table:style-name="Tabla1.A3" table:number-columns-spanned="2" office:value-type="string">
            <text:p text:style-name="Table_20_Contents">No. Debe ser programado mediante script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Entrada/salida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Uso de teclado?</text:p>
          </table:table-cell>
          <table:table-cell table:style-name="Tabla1.A3" table:number-columns-spanned="2" office:value-type="string">
            <text:p text:style-name="Table_20_Contents">Movimiento y chat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Uso de ratón?</text:p>
          </table:table-cell>
          <table:table-cell table:style-name="Tabla1.A3" table:number-columns-spanned="2" office:value-type="string">
            <text:p text:style-name="Table_20_Contents">Menús y menú contextual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Uso de comandos?</text:p>
          </table:table-cell>
          <table:table-cell table:style-name="Tabla1.A3" table:number-columns-spanned="2" office:value-type="string">
            <text:p text:style-name="Table_20_Contents">+ Cliente:</text:p>
            <text:p text:style-name="Table_20_Contents"><text:s text:c="2"/>- Los propios de SL, limitados por el servidor.</text:p>
            <text:p text:style-name="Table_20_Contents">+ Servidor:</text:p>
            <text:p text:style-name="Table_20_Contents"><text:s text:c="2"/>- Los propios del servidor de SL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Sonido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Formato de audio utilizado</text:p>
          </table:table-cell>
          <table:table-cell table:style-name="Tabla1.A3" table:number-columns-spanned="2" office:value-type="string">
            <text:p text:style-name="Table_20_Contents">No especificad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Red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Puerto utilizado</text:p>
          </table:table-cell>
          <table:table-cell table:style-name="Tabla1.A3" table:number-columns-spanned="2" office:value-type="string">
            <text:p text:style-name="Table_20_Contents">Servidor:</text:p>
            <text:p text:style-name="Table_20_Contents"><text:s text:c="2"/>- TCP/8000-8005</text:p>
            <text:p text:style-name="Table_20_Contents"><text:s text:c="2"/>- UDP+TCP/9000,9001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Base de datos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Base de datos utilizada</text:p>
          </table:table-cell>
          <table:table-cell table:style-name="Tabla1.A3" table:number-columns-spanned="2" office:value-type="string">
            <text:p text:style-name="Table_20_Contents">MySQL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Interfaz de usuario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Lenguaje de script utilizado</text:p>
          </table:table-cell>
          <table:covered-table-cell/>
          <table:table-cell table:style-name="Tabla1.A3" table:number-columns-spanned="2" office:value-type="string">
            <text:p text:style-name="Table_20_Contents">Linden Script Language (LSL), formato propio de Second Life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h text:style-name="Heading_20_2" text:outline-level="2">Test en base a los requisitos solicitados por el cliente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4">
          <table:table-cell table:style-name="Tabla1.A3" table:number-columns-spanned="2" office:value-type="string">
            <text:p text:style-name="Table_20_Contents">Desplazamiento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35">
          <table:table-cell table:style-name="Tabla1.A3" office:value-type="string">
            <text:p text:style-name="P1"/>
          </table:table-cell>
          <table:table-cell table:style-name="Tabla1.A3" table:number-columns-spanned="2" office:value-type="string">
            <text:p text:style-name="P1">¿Se puede desplazar en diagonal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35">
          <table:table-cell table:style-name="Tabla1.A3" table:number-columns-spanned="2" office:value-type="string">
            <text:p text:style-name="Table_20_Contents">¿Se pueden <text:span text:style-name="T1">coger</text:span> objetos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35">
          <table:table-cell table:style-name="Tabla1.A3" table:number-columns-spanned="2" office:value-type="string">
            <text:p text:style-name="Table_20_Contents">¿Se pueden <text:span text:style-name="T1">dejar</text:span> objetos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35">
          <table:table-cell table:style-name="Tabla1.A3" table:number-columns-spanned="2" office:value-type="string">
            <text:p text:style-name="Table_20_Contents">¿Se pueden <text:span text:style-name="T1">empujar</text:span> objetos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35">
          <table:table-cell table:style-name="Tabla1.A3" table:number-columns-spanned="2" office:value-type="string">
            <text:p text:style-name="Table_20_Contents">¿Se pueden <text:span text:style-name="T1">apilar</text:span> objetos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35">
          <table:table-cell table:style-name="Tabla1.A3" table:number-columns-spanned="2" office:value-type="string">
            <text:p text:style-name="Table_20_Contents">¿Se pueden <text:span text:style-name="T1">recoger</text:span> objetos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35"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De qué forma se almacenan los objetos recogidos?</text:p>
          </table:table-cell>
          <table:covered-table-cell/>
          <table:table-cell table:style-name="Tabla1.A3" table:number-columns-spanned="2" office:value-type="string">
            <text:p text:style-name="Table_20_Contents">En tablas en MySQL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35">
          <table:table-cell table:style-name="Tabla1.A3" table:number-columns-spanned="2" office:value-type="string">
            <text:p text:style-name="Table_20_Contents">¿Pueden <text:span text:style-name="T1">intercambiar</text:span> objetos los jugadores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43"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Dispone de algún sistema de seguridad en el intercambio de objetos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7">
          <table:table-cell table:style-name="Tabla1.A3" table:number-columns-spanned="2" office:value-type="string">
            <text:p text:style-name="Table_20_Contents">¿Se puede <text:span text:style-name="T1">saltar</text:span>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table:number-columns-spanned="2" office:value-type="string">
            <text:p text:style-name="Table_20_Contents">¿Se puede <text:span text:style-name="T1">dormir</text:span>?</text:p>
          </table:table-cell>
          <table:covered-table-cell/>
          <table:table-cell table:style-name="Tabla1.A3" table:number-columns-spanned="2" office:value-type="string">
            <text:p text:style-name="Table_20_Contents">N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table:number-columns-spanned="2" office:value-type="string">
            <text:p text:style-name="Table_20_Contents">¿Se puede <text:span text:style-name="T1">teletransportar?</text:span>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<text:span text:style-name="T1">chat</text:span>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Pueden abrir privados los jugadores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Puede enviar el administrador mensajes a todos los usuarios de todas las salas (broadcast)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<text:span text:style-name="T1">NPC's</text:span>?</text:p>
          </table:table-cell>
          <table:covered-table-cell/>
          <table:table-cell table:style-name="Tabla1.A3" table:number-columns-spanned="2" office:value-type="string">
            <text:p text:style-name="Table_20_Contents">Si, creados mediante script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De qué modo se almacenan los diálogos de los NPC's?</text:p>
          </table:table-cell>
          <table:table-cell table:style-name="Tabla1.A3" table:number-columns-spanned="2" office:value-type="string">
            <text:p text:style-name="Table_20_Contents">Se almacenan en el script que los crea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ueden añadirse/modificarse nuevos diálogos en tiempo de ejecución?</text:p>
          </table:table-cell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sistema de registro y login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sistema de selección de <text:span text:style-name="T1">avatares</text:span>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ersonajes predeterminados?</text:p>
          </table:table-cell>
          <table:table-cell table:style-name="Tabla1.A3" table:number-columns-spanned="2" office:value-type="string">
            <text:p text:style-name="Table_20_Contents">Si, varios modelos con versiones masculino/femenin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Aspecto de personajes personalizables?</text:p>
          </table:table-cell>
          <table:table-cell table:style-name="Tabla1.A3" table:number-columns-spanned="2" office:value-type="string">
            <text:p text:style-name="Table_20_Contents">Si, tanto en rasgos físicos como en ropa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uede asociar el usuario una imagen a su cuenta de usuario/avatar?</text:p>
          </table:table-cell>
          <table:table-cell table:style-name="Tabla1.A3" table:number-columns-spanned="2" office:value-type="string">
            <text:p text:style-name="Table_20_Contents">Puede ser asociada a la ropa o a la interfaz del usuari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un sistema de <text:span text:style-name="T1">rango</text:span> o experiencia?</text:p>
          </table:table-cell>
          <table:covered-table-cell/>
          <table:table-cell table:style-name="Tabla1.A3" table:number-columns-spanned="2" office:value-type="string">
            <text:p text:style-name="Table_20_Contents">Si, sistemas de grupos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<text:span text:style-name="T1">retos</text:span>, misiones...?</text:p>
          </table:table-cell>
          <table:covered-table-cell/>
          <table:table-cell table:style-name="Tabla1.A3" table:number-columns-spanned="2" office:value-type="string">
            <text:p text:style-name="Table_20_Contents">Si, creables por script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De qué forma se almacenan los retos, misiones... ?</text:p>
          </table:table-cell>
          <table:covered-table-cell/>
          <table:table-cell table:style-name="Tabla1.A3" table:number-columns-spanned="2" office:value-type="string">
            <text:p text:style-name="Table_20_Contents">En el script que los implementa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Se pueden añadir/borrar retos, misiones... en tiempo real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Se puede <text:span text:style-name="T1">expulsar</text:span> a un usuario del juego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Se pueden añadir/borrar <text:span text:style-name="T1">estancias</text:span> en tiempo real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De qué forma se almacenan las estancias?</text:p>
          </table:table-cell>
          <table:table-cell table:style-name="Tabla1.A3" table:number-columns-spanned="2" office:value-type="string">
            <text:p text:style-name="Table_20_Contents">MySQL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¿Se pueden añadir/borrar <text:span text:style-name="T1">objetos</text:span> en tiempo real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De qué forma se almacenan los objetos?</text:p>
          </table:table-cell>
          <table:table-cell table:style-name="Tabla1.A3" table:number-columns-spanned="2" office:value-type="string">
            <text:p text:style-name="Table_20_Contents">MySQL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Se puede <text:span text:style-name="T1">limitar</text:span> el número de <text:span text:style-name="T1">usuarios</text:span> por estancia?</text:p>
          </table:table-cell>
          <table:covered-table-cell/>
          <table:table-cell table:style-name="Tabla1.A3" table:number-columns-spanned="2" office:value-type="string">
            <text:p text:style-name="Table_20_Contents">Si, mediante script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¿Se pueden conocer los <text:s/><text:span text:style-name="T1">usuarios</text:span> <text:span text:style-name="T1">conectados</text:span>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sistema de <text:span text:style-name="T1">administración</text:span> <text:span text:style-name="T1">propio</text:span>?</text:p>
          </table:table-cell>
          <table:covered-table-cell/>
          <table:table-cell table:style-name="Tabla1.A3" table:number-columns-spanned="2" office:value-type="string">
            <text:p text:style-name="Table_20_Contents">Si, mediante comandos en el servidor. 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sistema de <text:span text:style-name="T1">log</text:span>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or usuario?¿Por estancia?¿Por mundo?</text:p>
          </table:table-cell>
          <table:table-cell table:style-name="Tabla1.A3" table:number-columns-spanned="2" office:value-type="string">
            <text:p text:style-name="Table_20_Contents">Por región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82"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s" fo:country="ES" style:font-name-asian="Bitstream Vera Sans1" style:font-size-asian="12pt" style:language-asian="es" style:country-asian="ES" style:font-name-complex="Bitstream Vera Sans1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Eduardo de la Montaña</meta:initial-creator>
    <meta:creation-date>2007-12-11T08:59:22</meta:creation-date>
    <dc:creator>Sargas</dc:creator>
    <dc:date>2007-12-19T17:57:15</dc:date>
    <dc:language>es-ES</dc:language>
    <meta:editing-cycles>79</meta:editing-cycles>
    <meta:editing-duration>PT15H32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5" meta:paragraph-count="141" meta:word-count="550" meta:character-count="3456"/>
  </office:meta>
</office:document-meta>
</file>